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Zadania zawodowe</text:p>
      <text:p text:style-name="Standard"><text:line-break/>A <text:s/>Zadania technologiczne</text:p>
      <text:p text:style-name="Standard"/>
      <text:p text:style-name="Standard">Uważam że wszystkie są kompletne, ponieważ mam doświadczenie w projektowaniu projektu , pisaniu go i testowanie, jedynie nigdy nie prowadziłam prac badawczych</text:p>
      <text:p text:style-name="Standard"/>
      <text:p text:style-name="Standard">B Zadania organizacyjne</text:p>
      <text:p text:style-name="Standard"/>
      <text:p text:style-name="Standard">W moim przypadku organizowanie stanowiska pracy i prowadzenie dokumentacji jest na dobry poziome i mi znajome, niestety koordynowanie pracy zespołu projektowego nie jest moją mocna strona, ponieważ nie jestem dobrym liderem</text:p>
      <text:p text:style-name="Standard"/>
      <text:p text:style-name="Standard">C Zadania kierowania i współpracy w ramach realizacji projektu informatycznego</text:p>
      <text:p text:style-name="Standard"/>
      <text:p text:style-name="Standard">Współpraca z klientem i organizowanie procesu tworzenia systemu informatycznego jest mi znajome, ponieważ umiem rozmawiać z klientem <text:s/>o funkcjonalnościach projektu i następnie pokazanie mu prototypu oraz omówienia poprawek. Dla pozostałych moja kompetencja nie jest zasadna, ponieważ nigdy nie zajmowałam się zarządzanie budżetem, kierowaniem zasobami ludzkim, ani podejmowanie działalności marketingowej.</text:p>
      <text:p text:style-name="Standard"/>
      <text:p text:style-name="Standard">D Zadania kontroli i oceny jakości systemów informatycznych</text:p>
      <text:p text:style-name="Standard"/>
      <text:p text:style-name="Standard">Uważam że moja kompetencja nie jest kompleta, gdyż chociaż potrafie ustanowić i trzymać się standardów to nie mam doświadczenia aby nadzorować prace innych osób.</text:p>
      <text:p text:style-name="Standard"/>
      <text:p text:style-name="Standard">Formularz2</text:p>
      <text:p text:style-name="Standard">A<text:s/>ZADANIA TECHNOLOGICZNE</text:p>
      <text:p text:style-name="Standard"/>
      <text:p text:style-name="Standard">A1 Opracowanie projektu systemu informatycznego z wykorzystaniem najnowszych osiągnięć nauki i techniki (metodyk, metod i narzędzi CASE)</text:p>
      <text:p text:style-name="Standard"/>
      <text:p text:style-name="Standard">Moja kompetencja jest zasadna, ponieważ mam doświadczenie z projektowania dokumentacji</text:p>
      <text:p text:style-name="Standard"><text:s/>i używałam do tego CASE i innych narzędzi</text:p>
      <text:p text:style-name="Standard"/>
      <text:p text:style-name="Standard">A2 Opracowanie dokumentacji technicznej systemu informatycznego</text:p>
      <text:p text:style-name="Standard"/>
      <text:p text:style-name="Standard">Moja kompetencja jest kompletna, ponieważ mam doświadczenie z projektowania dokumentacji</text:p>
      <text:p text:style-name="Standard"><text:s/>i używałam do tego CASE i innych narzędzi. Nie wszystkie pojęcia znam w 100% ale nie widze problemu bym się ich douczyła</text:p>
      <text:p text:style-name="Standard"/>
      <text:p text:style-name="Standard">A3 Wykonanie prototypu systemu informatycznego</text:p>
      <text:p text:style-name="Standard"/>
      <text:p text:style-name="Standard">W moim przypadku kompetencja do tego zadania jest kompletna, ponieważ mam doświadczenie z tworzeniem projektu dla osoby trzeciej na podstanie jego funkcjonalności, w tym pokazaniu prototypu i naprawienie błędów.</text:p>
      <text:p text:style-name="Standard"/>
      <text:p text:style-name="Standard">A-4 Testowanie i wdrażanie systemu informatycznego</text:p>
      <text:p text:style-name="Standard"/>
      <text:p text:style-name="Standard">W moim przypadku kompetencja do tego zadania jest kompletna, ponieważ mam doświadczenie z pisaniem testów do projektu i bardzo pasjonuje mnie myślenia testów koniecznych do sprawdzenia poprawności projektu</text:p>
      <text:p text:style-name="Standard"/>
      <text:p text:style-name="Standard">A-5 Prowadzenie prac badawczych i rozwojowych w obszarze systemu informatycznego</text:p>
      <text:p text:style-name="Standard"/>
      <text:p text:style-name="Standard">W moim przypadku kompetencja do tego zadania jest zasadna, ponieważ<text:s/>potrafię<text:s/>naprawiać zgłaszanie problemy i analizować dokumenty nawet w języku angielskim</text:p>
      <text:p text:style-name="Standard"/>
      <text:p text:style-name="Standard">B<text:s/>ZADANIA ORGANIZACYJNE</text:p>
      <text:p text:style-name="Standard">B-1 Organizowanie stanowiska pracy</text:p>
      <text:p text:style-name="Standard"/>
      <text:p text:style-name="Standard">W moim przypadku kompetencja do tego zadania jest zasadna, ponieważ znam podstawy<text:s/>ergonomii<text:s/>i utrzymuje porządek na stanowisku</text:p>
      <text:p text:style-name="Standard"/>
      <text:p text:style-name="Standard">B-2Prowadzenie dokumentacji projektowej</text:p>
      <text:p text:style-name="Standard"/>
      <text:p text:style-name="Standard">W moim przypadku kompetencja do tego zadania jest zasadna, ponieważ znam dobrze różnice między wymaganiami funkcjonalnymi i nie oraz znam się na tworzenie testów i naprawianiu błędów</text:p>
      <text:p text:style-name="Standard"/>
      <text:p text:style-name="Standard">B-3 Koordynowanie pracy zespołu projektowego</text:p>
      <text:p text:style-name="Standard"/>
      <text:p text:style-name="Standard">W moim przypadku kompetencja do tego zadania nie jest kompletna ponieważ nie miałam nigdy roli kapitana zespołu i mogłabym mieć problem z wydzieleniem zadań, ale potrafie sumiennie wykonywać swoje zadania w czasie</text:p>
      <text:p text:style-name="Standard"/>
      <text:p text:style-name="Standard">B-4 Organizowanie odbioru i opiniowanie nowych projektów informatycznych</text:p>
      <text:p text:style-name="Standard"/>
      <text:p text:style-name="Standard">W moim przypadku kompetencja do tego zadania nie jest kompletna,<text:s/>ponieważ nie miałam nigdy styczności z współpraca z jednostkami zewnętrznymi, myślę że mogłabym się stresować<text:s/></text:p>
      <text:p text:style-name="Standard"/>
      <text:p text:style-name="Standard">C-1 Kierowanie zasobami ludzkimi</text:p>
      <text:p text:style-name="Standard"/>
      <text:p text:style-name="Standard">W moim przypadku kompetencja do tego zadania nie jest zasada,<text:s/>ponieważ jestem trochę nie śmiała więc nie potrafiłabym<text:s/>dobrze zmotywować lub zaplanować zespół, ale jestem miła i komunikatywna więc potrafię pracować zespołowo</text:p>
      <text:p text:style-name="Standard"/>
      <text:p text:style-name="Standard">C-2 Organizowanie i nadzorowanie procesu tworzenia systemu informatycznego</text:p>
      <text:p text:style-name="Standard"/>
      <text:p text:style-name="Standard">W moim przypadku kompetencja do tego zadania nie jest zasadna, ponieważ nigdy nie byłam na miejscu lidera i czułam bym się nie swojo konrolując innych, ale za to potrafie analizować system</text:p>
      <text:p text:style-name="Standard"/>
      <text:p text:style-name="Standard">C-3 Zarządzanie budżetem projektu informatycznego (zasobami finansowymi)</text:p>
      <text:p text:style-name="Standard"><text:s/></text:p>
      <text:p text:style-name="Standard">W moim przypadku kompetencja do tego zadania nie jest zasadna, ponieważ nigdy nie dysponowałam budżetem i to była by za duża odpowiedzialność</text:p>
      <text:p text:style-name="Standard"/>
      <text:p text:style-name="Standard">C-4 Współpraca z klientem</text:p>
      <text:p text:style-name="Standard">C-5 Podejmowanie działalności marketingowej dla systemu informatycznego (promocja SI)</text:p>
      <text:p text:style-name="Standard"/>
      <text:p text:style-name="Standard">W moim przypadku kompetencja do tego zadania nie jest kompletna, ponieważ w takim sytuacjach jak rozmowa z ważna osoba(klient) bym się stresuje bardzo</text:p>
      <text:p text:style-name="Standard"/>
      <text:p text:style-name="Standard">D: ZADANIA KONTROLI I OCENY JAKOŚCI SYSTEMU INFORMATYCZNEGO</text:p>
      <text:soft-page-break/>
      <text:p text:style-name="Standard">W moim przypadku kompetencja do tego zadania jest zasadna, ponieważ znam się na pisaniu testów, więc znam potencjalne zagrożenia i sposób zapobiegania im i w razie ich wystąpienia wiem jak naprawić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Wanda Ptasiewicz</dc:creator>
    <meta:creation-date>2025-10-06T16:04:00Z</meta:creation-date>
    <dc:date>2025-10-06T16:04:00Z</dc:date>
    <meta:template xlink:href="Normal" xlink:type="simple"/>
    <meta:editing-cycles>2</meta:editing-cycles>
    <meta:editing-duration>PT300S</meta:editing-duration>
    <meta:document-statistic meta:page-count="3" meta:paragraph-count="9" meta:word-count="672" meta:character-count="4695" meta:row-count="33" meta:non-whitespace-character-count="4032"/>
  </office:meta>
</office:document-meta>
</file>